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F0000000A0A14BD12D9A5F1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roman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Noto Sans1" svg:font-family="'Noto Sans'" style:font-family-generic="swiss"/>
    <style:font-face style:name="Tahoma" svg:font-family="Tahoma"/>
    <style:font-face style:name="Tahoma1" svg:font-family="Tahoma" style:font-pitch="variable"/>
  </office:font-face-decls>
  <office:automatic-styles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bitmap" draw:fill-color="#ffffff" draw:secondary-fill-color="#d4ea6b" draw:fill-image-name="Spektrum" draw:opacity="100%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1" fo:font-size="24pt" fo:font-style="normal" fo:text-shadow="none" style:text-underline-style="none" fo:font-weight="normal" style:letter-kerning="true" style:font-name-asian="MS Gothic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.53mm" svg:stroke-color="#808080" draw:marker-start="" draw:marker-start-width="3.4mm" draw:marker-start-center="false" draw:marker-end="" draw:marker-end-width="3.4mm" draw:marker-end-center="false" draw:stroke-linejoin="miter" draw:fill="bitmap" draw:fill-color="#ffffff" draw:secondary-fill-color="#d4ea6b" draw:fill-image-name="Spektrum" draw:opacity="100%" draw:textarea-horizontal-align="center" draw:textarea-vertical-align="middle" draw:auto-grow-height="false" draw:fit-to-size="false" style:shrink-to-fit="false" fo:min-height="41.45mm" fo:min-width="83.36mm" fo:padding-top="1.43mm" fo:padding-bottom="1.43mm" fo:padding-left="2.63mm" fo:padding-right="2.63mm" fo:wrap-option="wrap" draw:shadow="hidden" draw:shadow-offset-x="0.71mm" draw:shadow-offset-y="0.71mm" draw:shadow-color="#808080" draw:shadow-opacity="100%" style:writing-mode="lr-tb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myFontwork" draw:style-name="gr1" draw:text-style-name="P2" svg:width="88.61mm" svg:height="44.3mm" svg:x="23.87mm" svg:y="22.6mm">
     <text:p text:style-name="P1"><text:span text:style-name="T1">Happy Birthday</text:span></text:p>
     <draw:enhanced-geometry svg:viewBox="0 0 21600 21600" draw:mirror-horizontal="false" draw:mirror-vertical="false" draw:extrusion="false" draw:extrusion-depth="10mm 0" draw:extrusion-viewpoint="(34.72mm -34.72mm 250m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arch-up-curve" draw:modifiers="180" draw:enhanced-path="W 0 0 21600 21600 ?f2 ?f3 ?f4 ?f3 N">
      <draw:equation draw:name="f0" draw:formula="10800*cos($0 *(pi/180))"/>
      <draw:equation draw:name="f1" draw:formula="10800*sin($0 *(pi/180))"/>
      <draw:equation draw:name="f2" draw:formula="?f0 +10800"/>
      <draw:equation draw:name="f3" draw:formula="?f1 +10800"/>
      <draw:equation draw:name="f4" draw:formula="21600-?f2 "/>
      <draw:handle draw:handle-position="10800 $0" draw:handle-polar="10800 10800"/>
     </draw:enhanced-geometry>
    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S Gothic" svg:font-family="'MS Gothic'"/>
    <style:font-face style:name="MS Gothic1" svg:font-family="'MS Gothic'" style:font-pitch="variable"/>
    <style:font-face style:name="Noto Sans" svg:font-family="'Noto Sans'" style:font-family-generic="roman"/>
    <style:font-face style:name="Noto Sans CJK TC Regular" svg:font-family="'Noto Sans CJK TC Regular'"/>
    <style:font-face style:name="Noto Sans CJK TC Regular1" svg:font-family="'Noto Sans CJK TC Regular'" style:font-family-generic="swiss"/>
    <style:font-face style:name="Noto Sans Hebrew" svg:font-family="'Noto Sans Hebrew'"/>
    <style:font-face style:name="Noto Sans Hebrew1" svg:font-family="'Noto Sans Hebrew'" style:font-family-generic="swiss"/>
    <style:font-face style:name="Noto Sans1" svg:font-family="'Noto Sans'" style:font-family-generic="swiss"/>
    <style:font-face style:name="Tahoma" svg:font-family="Tahoma"/>
    <style:font-face style:name="Tahoma1" svg:font-family="Tahoma" style:font-pitch="variable"/>
  </office:font-face-decls>
  <office:styles>
    <draw:fill-image draw:name="Spektrum" xlink:href="Pictures/10000001000000DF0000000A0A14BD12D9A5F182.png" xlink:type="simple" xlink:show="embed" xlink:actuate="onLoad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Noto Sans1" fo:font-size="12pt" fo:language="de" fo:country="DE" style:letter-kerning="true" style:font-name-asian="Noto Sans CJK TC Regular1" style:font-size-asian="10.5pt" style:language-asian="ja" style:country-asian="JP" style:font-name-complex="Noto Sans Hebrew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Noto Sans1" fo:font-family="'Noto Sans'" style:font-family-generic="swiss" fo:font-size="14pt" style:font-name-asian="Noto Sans CJK TC Regular1" style:font-family-asian="'Noto Sans CJK TC Regular'" style:font-family-generic-asian="swiss" style:font-size-asian="14pt" style:font-name-complex="Noto Sans Hebrew1" style:font-family-complex="'Noto Sans Hebrew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1" fo:font-family="'Noto Sans'" style:font-family-generic="swiss" fo:font-size="12pt" fo:font-style="italic" style:font-name-asian="Noto Sans CJK TC Regular1" style:font-family-asian="'Noto Sans CJK TC Regular'" style:font-family-generic-asian="swiss" style:font-size-asian="12pt" style:font-style-asian="italic" style:font-name-complex="Noto Sans Hebrew1" style:font-family-complex="'Noto Sans Hebrew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style:font-name-asian="Noto Sans CJK TC Regular1" style:font-family-asian="'Noto Sans CJK TC Regular'" style:font-family-generic-asian="swiss" style:font-size-asian="12pt" style:font-name-complex="Noto Sans Hebrew1" style:font-family-complex="'Noto Sans Hebrew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8.01mm" fo:page-height="105mm" style:num-format="1" style:print-orientation="landscape" fo:margin-top="4.99mm" fo:margin-bottom="4.99mm" fo:margin-left="4.99mm" fo:margin-right="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31T17:15:53.388000000</meta:creation-date>
    <dc:title>A6quer</dc:title>
    <meta:editing-duration>PT3M50S</meta:editing-duration>
    <meta:editing-cycles>3</meta:editing-cycles>
    <meta:generator>BCommitContinue/7.6.0.0.alpha0$Windows_X86_64 LibreOffice_project/6f112bd40fe78141de865934145d81b1258b36de</meta:generator>
    <meta:initial-creator>Regina Henschel</meta:initial-creator>
    <dc:date>2023-01-31T17:21:08.554000000</dc:date>
    <dc:creator>Regina Henschel</dc:creator>
    <meta:document-statistic meta:table-count="0" meta:image-count="0" meta:object-count="0" meta:page-count="1" meta:paragraph-count="0" meta:word-count="0" meta:character-count="0" meta:non-whitespace-character-count="0"/>
    <meta:template xlink:type="simple" xlink:actuate="onRequest" xlink:title="A6quer" xlink:href="../../../../../Build_forCommit/userContinue/user/template/A6quer.ott" meta:date="2023-01-31T17:15:51.885000000"/>
  </office:meta>
</office:document-meta>
</file>